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9.9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 %</number:text>
    </number:percentage-style>
    <style:style style:name="ce1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euille2" table:style-name="ta1">
        <table:shapes>
          <draw:frame draw:z-index="0" draw:style-name="gr1" draw:text-style-name="P1" svg:width="160.21mm" svg:height="89.99mm" svg:x="121.55mm" svg:y="40.96mm">
            <loext:p draw:notify-on-update-of-ranges="Feuille2.B2:Feuille2.B10 Feuille2.B2:Feuille2.B10 Feuille2.C1:Feuille2.C1 Feuille2.C2:Feuille2.C1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/>
          <table:table-cell office:value-type="string" calcext:value-type="string">
            <text:p>fitness</text:p>
          </table:table-cell>
          <table:table-cell office:value-type="string" calcext:value-type="string">
            <text:p>mutation rate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formula="of:=5.1844*[.B2]^(-0.4584)" office:value-type="float" office:value="0.627911593760768" calcext:value-type="float">
            <text:p>0,627911593760768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formula="of:=5.1844*[.B3]^(-0.4584)" office:value-type="float" office:value="0.379477576892136" calcext:value-type="float">
            <text:p>0,379477576892136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formula="of:=5.1844*[.B4]^(-0.4584)" office:value-type="float" office:value="0.300255279123696" calcext:value-type="float">
            <text:p>0,300255279123696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table:formula="of:=5.1844*[.B5]^(-0.4584)" office:value-type="float" office:value="0.218523678189378" calcext:value-type="float">
            <text:p>0,218523678189378</text:p>
          </table:table-cell>
        </table:table-row>
        <table:table-row table:style-name="ro1">
          <table:table-cell/>
          <table:table-cell office:value-type="float" office:value="1500" calcext:value-type="float">
            <text:p>1500</text:p>
          </table:table-cell>
          <table:table-cell table:formula="of:=5.1844*[.B6]^(-0.4584)" office:value-type="float" office:value="0.181458897881638" calcext:value-type="float">
            <text:p>0,181458897881638</text:p>
          </table:table-cell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table:formula="of:=5.1844*[.B7]^(-0.4584)" office:value-type="float" office:value="0.132064508311111" calcext:value-type="float">
            <text:p>0,132064508311111</text:p>
          </table:table-cell>
        </table:table-row>
      </table:table>
      <table:table table:name="Feuille4" table:style-name="ta1">
        <table:shapes>
          <draw:frame draw:z-index="0" draw:style-name="gr1" draw:text-style-name="P1" svg:width="160.21mm" svg:height="89.98mm" svg:x="175.05mm" svg:y="60.64mm">
            <loext:p draw:notify-on-update-of-ranges="Feuille4.C2:Feuille4.C999 Feuille4.D1:Feuille4.D1 Feuille4.D2:Feuille4.D999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1" table:default-cell-style-name="ce1"/>
        <table:table-row table:style-name="ro1">
          <table:table-cell table:number-columns-repeated="2"/>
          <table:table-cell office:value-type="string" calcext:value-type="string">
            <text:p>ratio</text:p>
          </table:table-cell>
          <table:table-cell office:value-type="string" calcext:value-type="string">
            <text:p>mutate rate</text:p>
          </table:table-cell>
          <table:table-cell office:value-type="string" calcext:value-type="string">
            <text:p>Percent</text:p>
          </table:table-cell>
        </table:table-row>
        <table:table-row table:style-name="ro1">
          <table:table-cell table:number-columns-repeated="2"/>
          <table:table-cell office:value-type="float" office:value="0.2" calcext:value-type="float">
            <text:p>0,2</text:p>
          </table:table-cell>
          <table:table-cell office:value-type="float" office:value="0.75" calcext:value-type="float">
            <text:p>0,75</text:p>
          </table:table-cell>
          <table:table-cell table:formula="of:=[.D2]" office:value-type="percentage" office:value="0.75" calcext:value-type="percentage">
            <text:p>75,00 %</text:p>
          </table:table-cell>
        </table:table-row>
        <table:table-row table:style-name="ro1">
          <table:table-cell table:number-columns-repeated="2"/>
          <table:table-cell office:value-type="float" office:value="0.3" calcext:value-type="float">
            <text:p>0,3</text:p>
          </table:table-cell>
          <table:table-cell office:value-type="float" office:value="0.4" calcext:value-type="float">
            <text:p>0,4</text:p>
          </table:table-cell>
          <table:table-cell table:formula="of:=[.D3]" office:value-type="percentage" office:value="0.4" calcext:value-type="percentage">
            <text:p>40,00 %</text:p>
          </table:table-cell>
        </table:table-row>
        <table:table-row table:style-name="ro1">
          <table:table-cell table:number-columns-repeated="2"/>
          <table:table-cell office:value-type="float" office:value="0.4" calcext:value-type="float">
            <text:p>0,4</text:p>
          </table:table-cell>
          <table:table-cell office:value-type="float" office:value="0.2" calcext:value-type="float">
            <text:p>0,2</text:p>
          </table:table-cell>
          <table:table-cell table:formula="of:=[.D4]" office:value-type="percentage" office:value="0.2" calcext:value-type="percentage">
            <text:p>20,00 %</text:p>
          </table:table-cell>
        </table:table-row>
        <table:table-row table:style-name="ro1"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table:formula="of:=[.D5]" office:value-type="percentage" office:value="0.1" calcext:value-type="percentage">
            <text:p>10,00 %</text:p>
          </table:table-cell>
        </table:table-row>
        <table:table-row table:style-name="ro1">
          <table:table-cell table:number-columns-repeated="2"/>
          <table:table-cell office:value-type="float" office:value="0.6" calcext:value-type="float">
            <text:p>0,6</text:p>
          </table:table-cell>
          <table:table-cell office:value-type="float" office:value="0.06" calcext:value-type="float">
            <text:p>0,06</text:p>
          </table:table-cell>
          <table:table-cell table:formula="of:=[.D6]" office:value-type="percentage" office:value="0.06" calcext:value-type="percentage">
            <text:p>6,00 %</text:p>
          </table:table-cell>
        </table:table-row>
        <table:table-row table:style-name="ro1">
          <table:table-cell table:number-columns-repeated="2"/>
          <table:table-cell office:value-type="float" office:value="0.7" calcext:value-type="float">
            <text:p>0,7</text:p>
          </table:table-cell>
          <table:table-cell office:value-type="float" office:value="0.03" calcext:value-type="float">
            <text:p>0,03</text:p>
          </table:table-cell>
          <table:table-cell table:formula="of:=[.D7]" office:value-type="percentage" office:value="0.03" calcext:value-type="percentage">
            <text:p>3,00 %</text:p>
          </table:table-cell>
        </table:table-row>
        <table:table-row table:style-name="ro1">
          <table:table-cell table:number-columns-repeated="2"/>
          <table:table-cell office:value-type="float" office:value="0.8" calcext:value-type="float">
            <text:p>0,8</text:p>
          </table:table-cell>
          <table:table-cell office:value-type="float" office:value="0.01" calcext:value-type="float">
            <text:p>0,01</text:p>
          </table:table-cell>
          <table:table-cell table:formula="of:=[.D8]" office:value-type="percentage" office:value="0.01" calcext:value-type="percentage">
            <text:p>1,00 %</text:p>
          </table:table-cell>
        </table:table-row>
        <table:table-row table:style-name="ro1">
          <table:table-cell table:number-columns-repeated="2"/>
          <table:table-cell office:value-type="float" office:value="0.9" calcext:value-type="float">
            <text:p>0,9</text:p>
          </table:table-cell>
          <table:table-cell office:value-type="float" office:value="0.005" calcext:value-type="float">
            <text:p>0,005</text:p>
          </table:table-cell>
          <table:table-cell table:formula="of:=[.D9]" office:value-type="percentage" office:value="0.005" calcext:value-type="percentage">
            <text:p>0,50 %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,001</text:p>
          </table:table-cell>
          <table:table-cell table:formula="of:=[.D10]" office:value-type="percentage" office:value="0.001" calcext:value-type="percentage">
            <text:p>0,10 %</text:p>
          </table:table-cell>
        </table:table-row>
        <table:table-row table:style-name="ro1" table:number-rows-repeated="1048565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9">
      <number:number number:decimal-places="0" loext:min-decimal-places="0" number:min-integer-digits="5"/>
    </number:number-style>
    <number:number-style style:name="N110">
      <number:number number:decimal-places="3" loext:min-decimal-places="3" number:min-integer-digits="1"/>
    </number:number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25">00/00/0000</text:date>, <text:time style:data-style-name="N2" text:time-value="11:03:05.4413269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6T15:28:42.884640137</meta:creation-date>
    <dc:date>2019-07-25T11:39:48.491934083</dc:date>
    <meta:editing-duration>PT10H7M16S</meta:editing-duration>
    <meta:editing-cycles>21</meta:editing-cycles>
    <meta:generator>LibreOffice/5.2.7.2$Linux_X86_64 LibreOffice_project/20m0$Build-2</meta:generator>
    <meta:document-statistic meta:table-count="2" meta:cell-count="4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22cm" svg:height="9cm" xlink:href=".." xlink:type="simple" chart:class="chart:scatter" chart:column-mapping="0" chart:style-name="ch1">
        <chart:legend chart:legend-position="end" svg:x="12.557cm" svg:y="4.19cm" style:legend-expansion="high" chart:style-name="ch2"/>
        <chart:plot-area chart:style-name="ch3" table:cell-range-address="Feuille2.B1:Feuille2.C10" chart:data-source-has-labels="both" svg:x="0.32cm" svg:y="0.18cm" svg:width="11.917cm" svg:height="8.64cm">
          <chartooo:coordinate-region svg:x="1.073cm" svg:y="0.391cm" svg:width="10.771cm" svg:height="7.76cm"/>
          <chart:axis chart:dimension="x" chart:name="primary-x" chart:style-name="ch4" chartooo:axis-type="auto">
            <chart:categories table:cell-range-address="Feuille2.B2:Feuille2.B1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euille2.C2:Feuille2.C10" chart:label-cell-address="Feuille2.C1:Feuille2.C1" chart:class="chart:scatter">
            <chart:domain table:cell-range-address="Feuille2.B2:Feuille2.B10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mutation rate</text:p>
                <draw:g>
                  <svg:desc>Feuille2.C1:Feuille2.C1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Feuille2.B2:Feuille2.B10</svg:desc>
                </draw:g>
              </table:table-cell>
              <table:table-cell office:value-type="float" office:value="100">
                <text:p>100</text:p>
                <draw:g>
                  <svg:desc>Feuille2.B2:Feuille2.B10</svg:desc>
                </draw:g>
              </table:table-cell>
              <table:table-cell office:value-type="float" office:value="0.627911593760768">
                <text:p>0.627911593760768</text:p>
                <draw:g>
                  <svg:desc>Feuille2.C2:Feuille2.C10</svg:desc>
                </draw:g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0.379477576892136">
                <text:p>0.379477576892136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0.300255279123696">
                <text:p>0.30025527912369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0.218523678189378">
                <text:p>0.218523678189378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1500">
                <text:p>1500</text:p>
              </table:table-cell>
              <table:table-cell office:value-type="float" office:value="0.181458897881638">
                <text:p>0.181458897881638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3000">
                <text:p>3000</text:p>
              </table:table-cell>
              <table:table-cell office:value-type="float" office:value="0.132064508311111">
                <text:p>0.1320645083111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22cm" svg:height="8.999cm" xlink:href=".." xlink:type="simple" chart:class="chart:scatter" chart:style-name="ch1">
        <chart:legend chart:legend-position="end" svg:x="10.603cm" svg:y="3.929cm" style:legend-expansion="high" chart:style-name="ch2"/>
        <chart:plot-area chart:style-name="ch3" table:cell-range-address="Feuille4.C2:Feuille4.D999 Feuille4.D1:Feuille4.D1" chart:data-source-has-labels="row" svg:x="0.32cm" svg:y="0.179cm" svg:width="9.963cm" svg:height="8.641cm">
          <chartooo:coordinate-region svg:x="1.073cm" svg:y="0.389cm" svg:width="8.957cm" svg:height="7.76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4.D2:Feuille4.D999" chart:label-cell-address="Feuille4.D1:Feuille4.D1" chart:class="chart:scatter">
            <chart:domain table:cell-range-address="Feuille4.C2:Feuille4.C999"/>
            <chart:regression-curve chart:style-name="ch7">
              <chart:equation chart:display-equation="true" chart:display-r-square="true"/>
            </chart:regression-curve>
            <chart:data-point chart:repeated="99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C</text:p>
              </table:table-cell>
              <table:table-cell office:value-type="string">
                <text:p>mutate rate</text:p>
                <draw:g>
                  <svg:desc>Feuille4.D1:Feuille4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">
                <text:p>0.2</text:p>
                <draw:g>
                  <svg:desc>Feuille4.C2:Feuille4.C999</svg:desc>
                </draw:g>
              </table:table-cell>
              <table:table-cell office:value-type="float" office:value="0.75">
                <text:p>0.75</text:p>
                <draw:g>
                  <svg:desc>Feuille4.D2:Feuille4.D99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">
                <text:p>0.3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">
                <text:p>0.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">
                <text:p>0.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">
                <text:p>0.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">
                <text:p>0.7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">
                <text:p>0.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">
                <text:p>0.9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